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3.3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f5ce" fo:border="0.74pt solid #000000"/>
    </style:style>
    <style:style style:name="ce13" style:family="table-cell" style:parent-style-name="Default">
      <style:table-cell-properties fo:background-color="#fff5ce" fo:border="0.74pt solid #000000" fo:padding="0.071cm"/>
    </style:style>
    <style:style style:name="ce2" style:family="table-cell" style:parent-style-name="Default">
      <style:table-cell-properties fo:background-color="#ffe994" fo:padding="0.071cm"/>
    </style:style>
    <style:style style:name="ce3" style:family="table-cell" style:parent-style-name="Default">
      <style:table-cell-properties fo:background-color="#ffe994" fo:border="0.74pt solid #000000"/>
    </style:style>
    <style:style style:name="ce4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e994" fo:border="0.74pt solid #000000" fo:padding="0.071cm"/>
    </style:style>
    <style:style style:name="ce9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e994" fo:border="0.74pt solid #000000"/>
    </style:style>
    <style:style style:name="ce20" style:family="table-cell" style:parent-style-name="Default">
      <style:table-cell-properties fo:background-color="#ffe994" fo:border="0.74pt solid #000000" fo:padding="0.071cm"/>
    </style:style>
    <style:style style:name="ce21" style:family="table-cell" style:parent-style-name="Default">
      <style:table-cell-properties fo:padding="0.071cm"/>
    </style:style>
    <style:style style:name="ce22" style:family="table-cell" style:parent-style-name="Default">
      <style:table-cell-properties fo:background-color="#ffe994" fo:padding="0.071cm"/>
    </style:style>
    <style:style style:name="ce23" style:family="table-cell" style:parent-style-name="Default">
      <style:table-cell-properties fo:background-color="#fff5ce"/>
    </style:style>
    <style:style style:name="ce24" style:family="table-cell" style:parent-style-name="Default">
      <style:table-cell-properties fo:background-color="#fff5ce" fo:border="0.74pt solid #000000"/>
    </style:style>
    <style:style style:name="ce25" style:family="table-cell" style:parent-style-name="Default">
      <style:table-cell-properties fo:background-color="#fff5ce" fo:border="0.74pt solid #000000" fo:padding="0.071cm"/>
    </style:style>
    <style:style style:name="ce2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e994"/>
    </style:style>
    <style:style style:name="ce16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Parte 2_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9" office:value-type="string" calcext:value-type="string">
            <text:p>Variables de decision</text:p>
          </table:table-cell>
          <table:table-cell table:style-name="ce19" office:value-type="string" calcext:value-type="string">
            <text:p>D1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D3</text:p>
          </table:table-cell>
          <table:table-cell table:style-name="ce19" office:value-type="string" calcext:value-type="string">
            <text:p>D4</text:p>
          </table:table-cell>
          <table:table-cell table:style-name="ce19"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L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L2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L3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4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5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6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1"/>
          <table:table-cell table:number-columns-repeated="8"/>
        </table:table-row>
        <table:table-row table:style-name="ro1">
          <table:table-cell table:style-name="ce20" office:value-type="string" calcext:value-type="string">
            <text:p>Función Objetivo</text:p>
          </table:table-cell>
          <table:table-cell table:style-name="ce25" table:formula="of:=SUMPRODUCT([.B2:.F2];[.B12:.F12])+SUMPRODUCT([.B3:.F3];[.B13:.F13])+SUMPRODUCT([.B4:.F4];[.B14:.F14])" office:value-type="float" office:value="0" calcext:value-type="float">
            <text:p>0</text:p>
          </table:table-cell>
          <table:table-cell table:style-name="ce21" table:number-columns-repeated="2"/>
          <table:table-cell table:style-name="ce20" office:value-type="string" calcext:value-type="string">
            <text:p>Función de minimización</text:p>
          </table:table-cell>
          <table:table-cell table:style-name="ce25" table:formula="of:=(SUMPRODUCT([.B2:.F2];[.B12:.F12])+SUMPRODUCT([.B3:.F3];[.B13:.F13])+SUMPRODUCT([.B4:.F4];[.B14:.F14])+SUMPRODUCT([.B4:.F4];[.B15:.F15])+SUMPRODUCT([.B5:.F5];[.B16:.F16]))*2 + [.B27] * IF(SUM([.B5];[.F5])&gt;0; 1;0) + [.B27] * IF(SUM([.B6];[.F6])&gt;0; 1;0) + [.B27] * IF(SUM([.B7];[.F7])&gt;0; 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1" table:number-columns-repeated="6"/>
          <table:table-cell table:number-columns-repeated="3"/>
        </table:table-row>
        <table:table-row table:style-name="ro1">
          <table:table-cell table:style-name="ce20" office:value-type="string" calcext:value-type="string">
            <text:p>Variables de decision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3</text:p>
          </table:table-cell>
          <table:table-cell table:style-name="ce20" office:value-type="string" calcext:value-type="string">
            <text:p>D4</text:p>
          </table:table-cell>
          <table:table-cell table:style-name="ce20"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number-rows-repeated="2">
          <table:table-cell table:style-name="ce21"/>
          <table:table-cell table:number-columns-repeated="8"/>
        </table:table-row>
        <table:table-row table:style-name="ro1">
          <table:table-cell table:style-name="ce20" office:value-type="string" calcext:value-type="string">
            <text:p>Nº de llamadas 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3</text:p>
          </table:table-cell>
          <table:table-cell table:style-name="ce20" office:value-type="string" calcext:value-type="string">
            <text:p>D4</text:p>
          </table:table-cell>
          <table:table-cell table:style-name="ce20"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antidad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office:value-type="float" office:value="6500" calcext:value-type="float">
            <text:p>6500</text:p>
          </table:table-cell>
          <table:table-cell table:style-name="ce24" office:value-type="float" office:value="5400" calcext:value-type="float">
            <text:p>5400</text:p>
          </table:table-cell>
          <table:table-cell table:style-name="ce24" office:value-type="float" office:value="7500" calcext:value-type="float">
            <text:p>7500</text:p>
          </table:table-cell>
          <table:table-cell table:style-name="ce24" office:value-type="float" office:value="5500" calcext:value-type="float">
            <text:p>5500</text:p>
          </table:table-cell>
          <table:table-cell table:number-columns-repeated="3"/>
        </table:table-row>
        <table:table-row table:style-name="ro1">
          <table:table-cell table:style-name="ce21"/>
          <table:table-cell table:number-columns-repeated="8"/>
        </table:table-row>
        <table:table-row table:style-name="ro1">
          <table:table-cell table:style-name="ce20" office:value-type="string" calcext:value-type="string">
            <text:p>Nº de llamadas máximo</text:p>
          </table:table-cell>
          <table:table-cell table:style-name="ce19" office:value-type="string" calcext:value-type="string">
            <text:p>L1</text:p>
          </table:table-cell>
          <table:table-cell table:style-name="ce19" office:value-type="string" calcext:value-type="string">
            <text:p>L2</text:p>
          </table:table-cell>
          <table:table-cell table:style-name="ce19" office:value-type="string" calcext:value-type="string">
            <text:p>L3</text:p>
          </table:table-cell>
          <table:table-cell table:style-name="ce19" office:value-type="string" calcext:value-type="string">
            <text:p>L4</text:p>
          </table:table-cell>
          <table:table-cell table:style-name="ce19" office:value-type="string" calcext:value-type="string">
            <text:p>L5</text:p>
          </table:table-cell>
          <table:table-cell table:style-name="ce19" office:value-type="string" calcext:value-type="string">
            <text:p>L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antidad</text:p>
          </table:table-cell>
          <table:table-cell table:number-columns-repeated="6" table:style-name="ce24" office:value-type="float" office:value="10000" calcext:value-type="float">
            <text:p>10000</text:p>
          </table:table-cell>
          <table:table-cell office:value-type="string" calcext:value-type="string">
            <text:p>max_llamadas</text:p>
          </table:table-cell>
          <table:table-cell/>
        </table:table-row>
        <table:table-row table:style-name="ro1">
          <table:table-cell table:style-name="ce21"/>
          <table:table-cell table:number-columns-repeated="8"/>
        </table:table-row>
        <table:table-row table:style-name="ro1">
          <table:table-cell table:style-name="ce20" office:value-type="string" calcext:value-type="string">
            <text:p>Costo de construir un parking x</text:p>
          </table:table-cell>
          <table:table-cell table:style-name="ce19" office:value-type="string" calcext:value-type="string">
            <text:p>x</text:p>
          </table:table-cell>
          <table:table-cell table:style-name="ce26" table:number-columns-repeated="7"/>
        </table:table-row>
        <table:table-row table:style-name="ro1">
          <table:table-cell table:style-name="ce20" office:value-type="string" calcext:value-type="string">
            <text:p>Cantidad</text:p>
          </table:table-cell>
          <table:table-cell table:style-name="ce24" office:value-type="float" office:value="50000" calcext:value-type="float">
            <text:p>50000</text:p>
          </table:table-cell>
          <table:table-cell table:number-columns-repeated="7"/>
        </table:table-row>
        <table:table-row table:style-name="ro1">
          <table:table-cell table:style-name="ce21"/>
          <table:table-cell table:number-columns-repeated="8"/>
        </table:table-row>
        <table:table-row table:style-name="ro1">
          <table:table-cell table:style-name="ce20" office:value-type="string" calcext:value-type="string">
            <text:p>Coste de gasolina por minuto</text:p>
          </table:table-cell>
          <table:table-cell table:style-name="ce24" office:value-type="float" office:value="2" calcext:value-type="float">
            <text:p>2</text:p>
          </table:table-cell>
          <table:table-cell table:style-name="ce26" table:number-columns-repeated="5"/>
          <table:table-cell table:number-columns-repeated="2"/>
        </table:table-row>
        <table:table-row table:style-name="ro1">
          <table:table-cell table:style-name="ce21"/>
          <table:table-cell/>
          <table:table-cell table:style-name="ce26" table:number-columns-repeated="5"/>
          <table:table-cell table:number-columns-repeated="2"/>
        </table:table-row>
        <table:table-row table:style-name="ro1" table:number-rows-repeated="2">
          <table:table-cell table:style-name="ce21"/>
          <table:table-cell table:number-columns-repeated="8"/>
        </table:table-row>
        <table:table-row table:style-name="ro1">
          <table:table-cell table:style-name="ce22" office:value-type="string" calcext:value-type="string">
            <text:p>Restricciones</text:p>
          </table:table-cell>
          <table:table-cell table:style-name="ce22" office:value-type="string" calcext:value-type="string">
            <text:p>lhs</text:p>
          </table:table-cell>
          <table:table-cell table:style-name="ce22" office:value-type="string" calcext:value-type="string">
            <text:p>cstr</text:p>
          </table:table-cell>
          <table:table-cell table:style-name="ce22" office:value-type="string" calcext:value-type="string">
            <text:p>rhs</text:p>
          </table:table-cell>
          <table:table-cell table:style-name="ce22" office:value-type="string" calcext:value-type="string">
            <text:p>Descripción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3"/>
          <table:table-cell table:style-name="ce23" table:formula="of:=SUM([.B2:.F2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3:.F3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4:.F4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5];[.F5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6];[.F6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6];[.F6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10000" calcext:value-type="float">
            <text:p>10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2:.F2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table:formula="of:=SUM([.B3:.F3])*1.5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 SUM([.B3:.F3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table:formula="of:=SUM([.B2:.F2])*1.5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2:.F2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table:formula="of:=SUM([.B4:.F4])*1.5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4:.F4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table:formula="of:=SUM([.B3:.F3])*1.5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4:.F4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table:formula="of:=SUM([.B2:.F2])*1.5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B3:.F3])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table:formula="of:=SUM([.B4:.F4])*1.5" office:value-type="float" office:value="0" calcext:value-type="float">
            <text:p>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LX&lt;=LY * 1,5</text:p>
          </table:table-cell>
          <table:table-cell table:number-columns-repeated="4"/>
        </table:table-row>
        <table:table-row table:style-name="ro1">
          <table:table-cell table:style-name="ce23"/>
          <table:table-cell table:style-name="ce23" table:formula="of:=SUM([.B2:.B7])" office:value-type="float" office:value="0" calcext:value-type="float">
            <text:p>0</text:p>
          </table:table-cell>
          <table:table-cell table:style-name="ce23" office:value-type="string" calcext:value-type="string">
            <text:p>=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C2:.C7])" office:value-type="float" office:value="0" calcext:value-type="float">
            <text:p>0</text:p>
          </table:table-cell>
          <table:table-cell table:style-name="ce23" office:value-type="string" calcext:value-type="string">
            <text:p>=</text:p>
          </table:table-cell>
          <table:table-cell table:style-name="ce23" office:value-type="float" office:value="6500" calcext:value-type="float">
            <text:p>65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D2:.D7])" office:value-type="float" office:value="0" calcext:value-type="float">
            <text:p>0</text:p>
          </table:table-cell>
          <table:table-cell table:style-name="ce23" office:value-type="string" calcext:value-type="string">
            <text:p>=</text:p>
          </table:table-cell>
          <table:table-cell table:style-name="ce23" office:value-type="float" office:value="5400" calcext:value-type="float">
            <text:p>54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E2:.E7])" office:value-type="float" office:value="0" calcext:value-type="float">
            <text:p>0</text:p>
          </table:table-cell>
          <table:table-cell table:style-name="ce23" office:value-type="string" calcext:value-type="string">
            <text:p>=</text:p>
          </table:table-cell>
          <table:table-cell table:style-name="ce23" office:value-type="float" office:value="7500" calcext:value-type="float">
            <text:p>75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/>
          <table:table-cell table:style-name="ce23" table:formula="of:=SUM([.F2:.F7])" office:value-type="float" office:value="0" calcext:value-type="float">
            <text:p>0</text:p>
          </table:table-cell>
          <table:table-cell table:style-name="ce23" office:value-type="string" calcext:value-type="string">
            <text:p>=</text:p>
          </table:table-cell>
          <table:table-cell table:style-name="ce23" office:value-type="float" office:value="5500" calcext:value-type="float">
            <text:p>55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si un distrito supera mas de 75% de la carga maxima de parking, se debe asegurar que los parking no deben superar el 75% de la carga de llamadas del distritos</text:p>
          </table:table-cell>
          <table:table-cell office:value-type="string" calcext:value-type="string">
            <text:p>LX &lt;= 0,75*MAX_LLAMDAS_PARKING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23" table:formula="of:=[.B2]" office:value-type="float" office:value="0" calcext:value-type="float">
            <text:p>0</text:p>
          </table:table-cell>
          <table:table-cell table:style-name="ce23" office:value-type="string" calcext:value-type="string">
            <text:p>&lt;=</text:p>
          </table:table-cell>
          <table:table-cell table:style-name="ce23" office:value-type="float" office:value="7500" calcext:value-type="float">
            <text:p>750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Si LXY&gt;0 then LXY &gt;= 0,10*max_llamdas_parking</text:p>
          </table:table-cell>
          <table:table-cell table:number-columns-repeated="4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solver_adj" table:base-cell-address="$'Parte 2_1'.$A$1" table:cell-range-address=".$B$2:.$F$4"/>
          <table:named-expression table:name="solver_bbd" table:base-cell-address="$'Parte 2_1'.$A$1" table:expression="1"/>
          <table:named-expression table:name="solver_eng" table:base-cell-address="$'Parte 2_1'.$A$1" table:expression="2"/>
          <table:named-expression table:name="solver_eps" table:base-cell-address="$'Parte 2_1'.$A$1" table:expression="0"/>
          <table:named-expression table:name="solver_int" table:base-cell-address="$'Parte 2_1'.$A$1" table:expression="0"/>
          <table:named-range table:name="solver_lhs1" table:base-cell-address="$'Parte 2_1'.$A$1" table:cell-range-address=".$B$34:.$B$36"/>
          <table:named-range table:name="solver_lhs10" table:base-cell-address="$'Parte 2_1'.$A$1" table:cell-range-address=".$B$49"/>
          <table:named-range table:name="solver_lhs11" table:base-cell-address="$'Parte 2_1'.$A$1" table:cell-range-address=".$B$50"/>
          <table:named-range table:name="solver_lhs12" table:base-cell-address="$'Parte 2_1'.$A$1" table:cell-range-address=".$B$51"/>
          <table:named-range table:name="solver_lhs2" table:base-cell-address="$'Parte 2_1'.$A$1" table:cell-range-address=".$B$40"/>
          <table:named-range table:name="solver_lhs3" table:base-cell-address="$'Parte 2_1'.$A$1" table:cell-range-address=".$B$41"/>
          <table:named-range table:name="solver_lhs4" table:base-cell-address="$'Parte 2_1'.$A$1" table:cell-range-address=".$B$42"/>
          <table:named-range table:name="solver_lhs5" table:base-cell-address="$'Parte 2_1'.$A$1" table:cell-range-address=".$B$43"/>
          <table:named-range table:name="solver_lhs6" table:base-cell-address="$'Parte 2_1'.$A$1" table:cell-range-address=".$B$44"/>
          <table:named-range table:name="solver_lhs7" table:base-cell-address="$'Parte 2_1'.$A$1" table:cell-range-address=".$B$45"/>
          <table:named-range table:name="solver_lhs8" table:base-cell-address="$'Parte 2_1'.$A$1" table:cell-range-address=".$B$47"/>
          <table:named-range table:name="solver_lhs9" table:base-cell-address="$'Parte 2_1'.$A$1" table:cell-range-address=".$B$48"/>
          <table:named-expression table:name="solver_lo_eng" table:base-cell-address="$'Parte 2_1'.$A$1" table:expression="&quot;com.sun.star.comp.Calc.LpsolveSolver&quot;"/>
          <table:named-expression table:name="solver_neg" table:base-cell-address="$'Parte 2_1'.$A$1" table:expression="1"/>
          <table:named-expression table:name="solver_num" table:base-cell-address="$'Parte 2_1'.$A$1" table:expression="12"/>
          <table:named-range table:name="solver_opt" table:base-cell-address="$'Parte 2_1'.$A$1" table:cell-range-address=".$B$9"/>
          <table:named-expression table:name="solver_rel1" table:base-cell-address="$'Parte 2_1'.$A$1" table:expression="1"/>
          <table:named-expression table:name="solver_rel10" table:base-cell-address="$'Parte 2_1'.$A$1" table:expression="2"/>
          <table:named-expression table:name="solver_rel11" table:base-cell-address="$'Parte 2_1'.$A$1" table:expression="2"/>
          <table:named-expression table:name="solver_rel12" table:base-cell-address="$'Parte 2_1'.$A$1" table:expression="2"/>
          <table:named-expression table:name="solver_rel2" table:base-cell-address="$'Parte 2_1'.$A$1" table:expression="1"/>
          <table:named-expression table:name="solver_rel3" table:base-cell-address="$'Parte 2_1'.$A$1" table:expression="1"/>
          <table:named-expression table:name="solver_rel4" table:base-cell-address="$'Parte 2_1'.$A$1" table:expression="1"/>
          <table:named-expression table:name="solver_rel5" table:base-cell-address="$'Parte 2_1'.$A$1" table:expression="1"/>
          <table:named-expression table:name="solver_rel6" table:base-cell-address="$'Parte 2_1'.$A$1" table:expression="1"/>
          <table:named-expression table:name="solver_rel7" table:base-cell-address="$'Parte 2_1'.$A$1" table:expression="1"/>
          <table:named-expression table:name="solver_rel8" table:base-cell-address="$'Parte 2_1'.$A$1" table:expression="2"/>
          <table:named-expression table:name="solver_rel9" table:base-cell-address="$'Parte 2_1'.$A$1" table:expression="2"/>
          <table:named-range table:name="solver_rhs1" table:base-cell-address="$'Parte 2_1'.$A$1" table:cell-range-address=".$D$34:.$D$36"/>
          <table:named-range table:name="solver_rhs10" table:base-cell-address="$'Parte 2_1'.$A$1" table:cell-range-address=".$D$49"/>
          <table:named-range table:name="solver_rhs11" table:base-cell-address="$'Parte 2_1'.$A$1" table:cell-range-address=".$D$50"/>
          <table:named-range table:name="solver_rhs12" table:base-cell-address="$'Parte 2_1'.$A$1" table:cell-range-address=".$D$51"/>
          <table:named-range table:name="solver_rhs2" table:base-cell-address="$'Parte 2_1'.$A$1" table:cell-range-address=".$D$40"/>
          <table:named-range table:name="solver_rhs3" table:base-cell-address="$'Parte 2_1'.$A$1" table:cell-range-address=".$D$41"/>
          <table:named-range table:name="solver_rhs4" table:base-cell-address="$'Parte 2_1'.$A$1" table:cell-range-address=".$D$42"/>
          <table:named-range table:name="solver_rhs5" table:base-cell-address="$'Parte 2_1'.$A$1" table:cell-range-address=".$D$43"/>
          <table:named-range table:name="solver_rhs6" table:base-cell-address="$'Parte 2_1'.$A$1" table:cell-range-address=".$D$44"/>
          <table:named-range table:name="solver_rhs7" table:base-cell-address="$'Parte 2_1'.$A$1" table:cell-range-address=".$D$45"/>
          <table:named-range table:name="solver_rhs8" table:base-cell-address="$'Parte 2_1'.$A$1" table:cell-range-address=".$D$47"/>
          <table:named-range table:name="solver_rhs9" table:base-cell-address="$'Parte 2_1'.$A$1" table:cell-range-address=".$D$48"/>
          <table:named-expression table:name="solver_tim" table:base-cell-address="$'Parte 2_1'.$A$1" table:expression="100"/>
          <table:named-expression table:name="solver_typ" table:base-cell-address="$'Parte 2_1'.$A$1" table:expression="2"/>
        </table:named-expressions>
      </table:table>
      <table:table table:name="Parte 1" table:style-name="ta1">
        <table:table-column table:style-name="co1" table:default-cell-style-name="Default"/>
        <table:table-column table:style-name="co2" table:number-columns-repeated="3" table:default-cell-style-name="ce23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s de decision</text:p>
          </table:table-cell>
          <table:table-cell table:style-name="ce19" office:value-type="string" calcext:value-type="string">
            <text:p>D1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D3</text:p>
          </table:table-cell>
          <table:table-cell table:style-name="ce19" office:value-type="string" calcext:value-type="string">
            <text:p>D4</text:p>
          </table:table-cell>
          <table:table-cell table:style-name="ce19" office:value-type="string" calcext:value-type="string">
            <text:p>D5</text:p>
          </table:table-cell>
        </table:table-row>
        <table:table-row table:style-name="ro1">
          <table:table-cell table:style-name="ce19" office:value-type="string" calcext:value-type="string">
            <text:p>L1</text:p>
          </table:table-cell>
          <table:table-cell table:style-name="ce24" office:value-type="float" office:value="2400" calcext:value-type="float">
            <text:p>24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500" calcext:value-type="float">
            <text:p>750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>
            <text:p>L2</text:p>
          </table:table-cell>
          <table:table-cell table:style-name="ce24" office:value-type="float" office:value="2600" calcext:value-type="float">
            <text:p>2600</text:p>
          </table:table-cell>
          <table:table-cell table:style-name="ce24" office:value-type="float" office:value="1900" calcext:value-type="float">
            <text:p>19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5500" calcext:value-type="float">
            <text:p>5500</text:p>
          </table:table-cell>
        </table:table-row>
        <table:table-row table:style-name="ro1">
          <table:table-cell table:style-name="ce19" office:value-type="string" calcext:value-type="string">
            <text:p>L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600" calcext:value-type="float">
            <text:p>4600</text:p>
          </table:table-cell>
          <table:table-cell table:style-name="ce24" office:value-type="float" office:value="5400" calcext:value-type="float">
            <text:p>5400</text:p>
          </table:table-cell>
          <table:table-cell table:number-columns-repeated="2" table:style-name="ce24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2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Función Objetivo</text:p>
          </table:table-cell>
          <table:table-cell table:style-name="ce25" table:formula="of:=SUMPRODUCT([.B2:.F2];[.B10:.F10])+SUMPRODUCT([.B3:.F3];[.B11:.F11])+SUMPRODUCT([.B4:.F4];[.B12:.F12])" office:value-type="float" office:value="483800" calcext:value-type="float">
            <text:p>483800</text:p>
          </table:table-cell>
          <table:table-cell table:style-name="ce21" table:number-columns-repeated="4"/>
        </table:table-row>
        <table:table-row table:style-name="ro1">
          <table:table-cell table:style-name="ce16" table:number-columns-repeated="2"/>
          <table:table-cell table:style-name="ce21" table:number-columns-repeated="4"/>
        </table:table-row>
        <table:table-row table:style-name="ro1">
          <table:table-cell table:style-name="ce20" office:value-type="string" calcext:value-type="string">
            <text:p>Variables de decision</text:p>
          </table:table-cell>
          <table:table-cell table:style-name="ce20" office:value-type="string" calcext:value-type="string">
            <text:p>D1</text:p>
          </table:table-cell>
          <table:table-cell table:style-name="ce20" office:value-type="string" calcext:value-type="string">
            <text:p>D2</text:p>
          </table:table-cell>
          <table:table-cell table:style-name="ce20" office:value-type="string" calcext:value-type="string">
            <text:p>D3</text:p>
          </table:table-cell>
          <table:table-cell table:style-name="ce20" office:value-type="string" calcext:value-type="string">
            <text:p>D4</text:p>
          </table:table-cell>
          <table:table-cell table:style-name="ce20" office:value-type="string" calcext:value-type="string">
            <text:p>D5</text:p>
          </table:table-cell>
        </table:table-row>
        <table:table-row table:style-name="ro1">
          <table:table-cell table:style-name="ce20" office:value-type="string" calcext:value-type="string">
            <text:p>L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2" calcext:value-type="float">
            <text:p>32</text:p>
          </table:table-cell>
        </table:table-row>
        <table:table-row table:style-name="ro1">
          <table:table-cell table:style-name="ce20" office:value-type="string" calcext:value-type="string">
            <text:p>L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1">
          <table:table-cell table:style-name="ce20" office:value-type="string" calcext:value-type="string">
            <text:p>L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8" calcext:value-type="float">
            <text:p>18</text:p>
          </table:table-cell>
        </table:table-row>
        <table:table-row table:style-name="ro1" table:number-rows-repeated="3">
          <table:table-cell table:style-name="ce2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0" office:value-type="string" calcext:value-type="string">
            <text:p>Restricciones</text:p>
          </table:table-cell>
          <table:table-cell table:style-name="ce20" office:value-type="string" calcext:value-type="string">
            <text:p>lhs</text:p>
          </table:table-cell>
          <table:table-cell table:style-name="ce20" office:value-type="string" calcext:value-type="string">
            <text:p>cstr</text:p>
          </table:table-cell>
          <table:table-cell table:style-name="ce20" office:value-type="string" calcext:value-type="string">
            <text:p>rhs</text:p>
          </table:table-cell>
          <table:table-cell table:style-name="ce20" office:value-type="string" calcext:value-type="string">
            <text:p>Descripción</text:p>
          </table:table-cell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2:.F2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3:.F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B4:.F4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2:.F2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table:formula="of:=SUM([.B3:.F3])*1.5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SUM([.B3:.F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2:.F2])*1.5" office:value-type="float" office:value="14850" calcext:value-type="float">
            <text:p>148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B2:.F2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table:formula="of:=SUM([.B4:.F4])*1.5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B4:.F4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3:.F3])*1.5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:.F4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2:.F2])*1.5" office:value-type="float" office:value="14850" calcext:value-type="float">
            <text:p>1485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B3:.F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table:formula="of:=SUM([.B4:.F4])*1.5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B2:.B4])" office:value-type="float" office:value="5000" calcext:value-type="float">
            <text:p>5000</text:p>
          </table:table-cell>
          <table:table-cell office:value-type="string" calcext:value-type="string">
            <text:p>=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C2:.C4])" office:value-type="float" office:value="6500" calcext:value-type="float">
            <text:p>6500</text:p>
          </table:table-cell>
          <table:table-cell office:value-type="string" calcext:value-type="string">
            <text:p>=</text:p>
          </table:table-cell>
          <table:table-cell office:value-type="float" office:value="6500" calcext:value-type="float">
            <text:p>65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D2:.D4])" office:value-type="float" office:value="5400" calcext:value-type="float">
            <text:p>5400</text:p>
          </table:table-cell>
          <table:table-cell office:value-type="string" calcext:value-type="string">
            <text:p>=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E2:.E4])" office:value-type="float" office:value="7500" calcext:value-type="float">
            <text:p>7500</text:p>
          </table:table-cell>
          <table:table-cell office:value-type="string" calcext:value-type="string">
            <text:p>=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F2:.F4])" office:value-type="float" office:value="5500" calcext:value-type="float">
            <text:p>5500</text:p>
          </table:table-cell>
          <table:table-cell office:value-type="string" calcext:value-type="string">
            <text:p>=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named-expressions>
          <table:named-range table:name="solver_adj" table:base-cell-address="$'Parte 1'.$A$1" table:cell-range-address=".$B$2:.$F$4"/>
          <table:named-expression table:name="solver_bbd" table:base-cell-address="$'Parte 1'.$A$1" table:expression="1"/>
          <table:named-expression table:name="solver_eng" table:base-cell-address="$'Parte 1'.$A$1" table:expression="2"/>
          <table:named-expression table:name="solver_eps" table:base-cell-address="$'Parte 1'.$A$1" table:expression="0"/>
          <table:named-expression table:name="solver_int" table:base-cell-address="$'Parte 1'.$A$1" table:expression="0"/>
          <table:named-range table:name="solver_lhs1" table:base-cell-address="$'Parte 1'.$A$1" table:cell-range-address=".$B$17:.$B$19"/>
          <table:named-range table:name="solver_lhs10" table:base-cell-address="$'Parte 1'.$A$1" table:cell-range-address=".$B$30"/>
          <table:named-range table:name="solver_lhs11" table:base-cell-address="$'Parte 1'.$A$1" table:cell-range-address=".$B$31"/>
          <table:named-range table:name="solver_lhs12" table:base-cell-address="$'Parte 1'.$A$1" table:cell-range-address=".$B$32"/>
          <table:named-range table:name="solver_lhs2" table:base-cell-address="$'Parte 1'.$A$1" table:cell-range-address=".$B$21"/>
          <table:named-range table:name="solver_lhs3" table:base-cell-address="$'Parte 1'.$A$1" table:cell-range-address=".$B$22"/>
          <table:named-range table:name="solver_lhs4" table:base-cell-address="$'Parte 1'.$A$1" table:cell-range-address=".$B$23"/>
          <table:named-range table:name="solver_lhs5" table:base-cell-address="$'Parte 1'.$A$1" table:cell-range-address=".$B$24"/>
          <table:named-range table:name="solver_lhs6" table:base-cell-address="$'Parte 1'.$A$1" table:cell-range-address=".$B$25"/>
          <table:named-range table:name="solver_lhs7" table:base-cell-address="$'Parte 1'.$A$1" table:cell-range-address=".$B$26"/>
          <table:named-range table:name="solver_lhs8" table:base-cell-address="$'Parte 1'.$A$1" table:cell-range-address=".$B$28"/>
          <table:named-range table:name="solver_lhs9" table:base-cell-address="$'Parte 1'.$A$1" table:cell-range-address=".$B$29"/>
          <table:named-expression table:name="solver_lo_eng" table:base-cell-address="$'Parte 1'.$A$1" table:expression="&quot;com.sun.star.comp.Calc.LpsolveSolver&quot;"/>
          <table:named-expression table:name="solver_neg" table:base-cell-address="$'Parte 1'.$A$1" table:expression="1"/>
          <table:named-expression table:name="solver_num" table:base-cell-address="$'Parte 1'.$A$1" table:expression="12"/>
          <table:named-range table:name="solver_opt" table:base-cell-address="$'Parte 1'.$A$1" table:cell-range-address=".$B$7"/>
          <table:named-expression table:name="solver_rel1" table:base-cell-address="$'Parte 1'.$A$1" table:expression="1"/>
          <table:named-expression table:name="solver_rel10" table:base-cell-address="$'Parte 1'.$A$1" table:expression="2"/>
          <table:named-expression table:name="solver_rel11" table:base-cell-address="$'Parte 1'.$A$1" table:expression="2"/>
          <table:named-expression table:name="solver_rel12" table:base-cell-address="$'Parte 1'.$A$1" table:expression="2"/>
          <table:named-expression table:name="solver_rel2" table:base-cell-address="$'Parte 1'.$A$1" table:expression="1"/>
          <table:named-expression table:name="solver_rel3" table:base-cell-address="$'Parte 1'.$A$1" table:expression="1"/>
          <table:named-expression table:name="solver_rel4" table:base-cell-address="$'Parte 1'.$A$1" table:expression="1"/>
          <table:named-expression table:name="solver_rel5" table:base-cell-address="$'Parte 1'.$A$1" table:expression="1"/>
          <table:named-expression table:name="solver_rel6" table:base-cell-address="$'Parte 1'.$A$1" table:expression="1"/>
          <table:named-expression table:name="solver_rel7" table:base-cell-address="$'Parte 1'.$A$1" table:expression="1"/>
          <table:named-expression table:name="solver_rel8" table:base-cell-address="$'Parte 1'.$A$1" table:expression="2"/>
          <table:named-expression table:name="solver_rel9" table:base-cell-address="$'Parte 1'.$A$1" table:expression="2"/>
          <table:named-range table:name="solver_rhs1" table:base-cell-address="$'Parte 1'.$A$1" table:cell-range-address=".$D$17:.$D$19"/>
          <table:named-range table:name="solver_rhs10" table:base-cell-address="$'Parte 1'.$A$1" table:cell-range-address=".$D$30"/>
          <table:named-range table:name="solver_rhs11" table:base-cell-address="$'Parte 1'.$A$1" table:cell-range-address=".$D$31"/>
          <table:named-range table:name="solver_rhs12" table:base-cell-address="$'Parte 1'.$A$1" table:cell-range-address=".$D$32"/>
          <table:named-range table:name="solver_rhs2" table:base-cell-address="$'Parte 1'.$A$1" table:cell-range-address=".$D$21"/>
          <table:named-range table:name="solver_rhs3" table:base-cell-address="$'Parte 1'.$A$1" table:cell-range-address=".$D$22"/>
          <table:named-range table:name="solver_rhs4" table:base-cell-address="$'Parte 1'.$A$1" table:cell-range-address=".$D$23"/>
          <table:named-range table:name="solver_rhs5" table:base-cell-address="$'Parte 1'.$A$1" table:cell-range-address=".$D$24"/>
          <table:named-range table:name="solver_rhs6" table:base-cell-address="$'Parte 1'.$A$1" table:cell-range-address=".$D$25"/>
          <table:named-range table:name="solver_rhs7" table:base-cell-address="$'Parte 1'.$A$1" table:cell-range-address=".$D$26"/>
          <table:named-range table:name="solver_rhs8" table:base-cell-address="$'Parte 1'.$A$1" table:cell-range-address=".$D$28"/>
          <table:named-range table:name="solver_rhs9" table:base-cell-address="$'Parte 1'.$A$1" table:cell-range-address=".$D$29"/>
          <table:named-expression table:name="solver_tim" table:base-cell-address="$'Parte 1'.$A$1" table:expression="100"/>
          <table:named-expression table:name="solver_typ" table:base-cell-address="$'Parte 1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6:30:44.12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7:06:31.849086748</meta:creation-date>
    <dc:date>2023-10-21T21:29:26.173000000</dc:date>
    <meta:editing-duration>PT9H35M33S</meta:editing-duration>
    <meta:editing-cycles>9</meta:editing-cycles>
    <meta:generator>LibreOffice/7.6.2.1$Windows_X86_64 LibreOffice_project/56f7684011345957bbf33a7ee678afaf4d2ba333</meta:generator>
    <meta:document-statistic meta:table-count="2" meta:cell-count="295" meta:object-count="0"/>
  </office:meta>
</office:document-meta>
</file>